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DataSource.setTransactionRegistry( TransactionRegistry transaction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DataSource.get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dDataSource.ManagedDataSource( ObjectPool pool , TransactionRegistry transact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DataSource.Managed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